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c41" officeooo:paragraph-rsid="00131c1b"/>
    </style:style>
    <style:style style:name="P2" style:family="paragraph" style:parent-style-name="Standard">
      <style:text-properties officeooo:paragraph-rsid="00131c1b"/>
    </style:style>
    <style:style style:name="P3" style:family="paragraph" style:parent-style-name="Text_20_body">
      <style:text-properties officeooo:rsid="00130c41" officeooo:paragraph-rsid="00131c1b"/>
    </style:style>
    <style:style style:name="P4" style:family="paragraph" style:parent-style-name="Text_20_body">
      <style:text-properties officeooo:paragraph-rsid="00131c1b"/>
    </style:style>
    <style:style style:name="T1" style:family="text">
      <style:text-properties officeooo:rsid="00130c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b.createCollection("books")</text:p>
      <text:p text:style-name="P2"/>
      <text:p text:style-name="P2">db.books.insertMany([</text:p>
      <text:p text:style-name="P2"><text:s text:c="2"/>{</text:p>
      <text:p text:style-name="P2"><text:s text:c="4"/>"TITLE": "MongoDB",</text:p>
      <text:p text:style-name="P2"><text:s text:c="4"/>"DESCRIPTION": "MongoDB is a NoSQL database",</text:p>
      <text:p text:style-name="P2"><text:s text:c="4"/>"BY": "John",</text:p>
      <text:p text:style-name="P2"><text:s text:c="4"/>"URL": "https://www.mongodb.com/",</text:p>
      <text:p text:style-name="P2"><text:s text:c="4"/>"TAGS": ["nosql", "database", "mongodb"],</text:p>
      <text:p text:style-name="P2"><text:s text:c="4"/>"LIKES": 100</text:p>
      <text:p text:style-name="P2"><text:s text:c="2"/>},</text:p>
      <text:p text:style-name="P2"><text:s text:c="2"/>{</text:p>
      <text:p text:style-name="P2"><text:s text:c="4"/>"TITLE": "Node.js",</text:p>
      <text:p text:style-name="P2"><text:s text:c="4"/>"DESCRIPTION": "Node.js is a JavaScript runtime environment",</text:p>
      <text:p text:style-name="P2"><text:s text:c="4"/>"BY": "John",</text:p>
      <text:p text:style-name="P2"><text:s text:c="4"/>"URL": "https://nodejs.org/",</text:p>
      <text:p text:style-name="P2"><text:s text:c="4"/>"TAGS": ["javascript", "runtime", "nodejs"],</text:p>
      <text:p text:style-name="P2"><text:s text:c="4"/>"LIKES": 95</text:p>
      <text:p text:style-name="P2"><text:s text:c="2"/>},</text:p>
      <text:p text:style-name="P2"><text:s text:c="2"/>{</text:p>
      <text:p text:style-name="P2"><text:s text:c="4"/>"TITLE": "React",</text:p>
      <text:p text:style-name="P2"><text:s text:c="4"/>"DESCRIPTION": "React is a JavaScript library for building user interfaces",</text:p>
      <text:p text:style-name="P2"><text:s text:c="4"/>"BY": "John",</text:p>
      <text:p text:style-name="P2"><text:s text:c="4"/>"URL": "https://reactjs.org/",</text:p>
      <text:p text:style-name="P2"><text:s text:c="4"/>"TAGS": ["javascript", "react", "ui"],</text:p>
      <text:p text:style-name="P2"><text:s text:c="4"/>"LIKES": 90</text:p>
      <text:p text:style-name="P2"><text:s text:c="2"/>},</text:p>
      <text:p text:style-name="P2"><text:s text:c="2"/>{</text:p>
      <text:p text:style-name="P2"><text:s text:c="4"/>"TITLE": "Express.js",</text:p>
      <text:p text:style-name="P2"><text:s text:c="4"/>"DESCRIPTION": "Express.js is a Node.js framework for building web applications",</text:p>
      <text:p text:style-name="P2"><text:s text:c="4"/>"BY": "John",</text:p>
      <text:p text:style-name="P2"><text:s text:c="4"/>"URL": "https://expressjs.com/",</text:p>
      <text:p text:style-name="P2"><text:s text:c="4"/>"TAGS": ["nodejs", "express", "web"],</text:p>
      <text:p text:style-name="P2"><text:s text:c="4"/>"LIKES": 85</text:p>
      <text:p text:style-name="P2"><text:s text:c="2"/>},</text:p>
      <text:p text:style-name="P2"><text:s text:c="2"/>{</text:p>
      <text:p text:style-name="P2"><text:s text:c="4"/>"TITLE": "NoSQL overview",</text:p>
      <text:p text:style-name="P2"><text:s text:c="4"/>"DESCRIPTION": "An overview of NoSQL databases",</text:p>
      <text:p text:style-name="P2"><text:s text:c="4"/>"BY": "Jane",</text:p>
      <text:p text:style-name="P2"><text:s text:c="4"/>"URL": "https://www.mongodb.com/nosql-databases",</text:p>
      <text:p text:style-name="P2"><text:s text:c="4"/>"TAGS": ["nosql", "databases"],</text:p>
      <text:p text:style-name="P2"><text:s text:c="4"/>"LIKES": 80</text:p>
      <text:p text:style-name="P2"><text:s text:c="2"/>}</text:p>
      <text:p text:style-name="P2">])</text:p>
      <text:p text:style-name="P2"/>
      <text:p text:style-name="P2">db.books.insertOne({</text:p>
      <text:p text:style-name="P2"><text:s text:c="2"/>"TITLE": "MongoDB",</text:p>
      <text:p text:style-name="P2"><text:s text:c="2"/>"DESCRIPTION": "MongoDB is a NoSQL database",</text:p>
      <text:p text:style-name="P2"><text:s text:c="2"/>"BY": "John",</text:p>
      <text:p text:style-name="P2"><text:soft-page-break/><text:s text:c="2"/>"URL": "https://www.mongodb.com/",</text:p>
      <text:p text:style-name="P2"><text:s text:c="2"/>"TAGS": ["nosql", "database", "mongodb"],</text:p>
      <text:p text:style-name="P2"><text:s text:c="2"/>"LIKES": 100,</text:p>
      <text:p text:style-name="P2"><text:s text:c="2"/>"USER_NAME": "Peter",</text:p>
      <text:p text:style-name="P2"><text:s text:c="2"/>"COMMENTS": "This is a great book on MongoDB!"</text:p>
      <text:p text:style-name="P2">})</text:p>
      <text:p text:style-name="P2"/>
      <text:p text:style-name="P1">1)db.books.find({TITLE: 'mongodb'})</text:p>
      <text:p text:style-name="P1">2)db.books.find({$or: [{BY: 'john'}, {TITLE: 'mongodb'}]})</text:p>
      <text:p text:style-name="P1">3)db.books.find({TITLE: 'mongodb', BY: 'john'})</text:p>
      <text:p text:style-name="P1">4)db.books.find({LIKES: {$gt: 10}})</text:p>
      <text:p text:style-name="P1">5)db.books.find({BY: 'john'}).skip(1).limit(1)</text:p>
      <text:p text:style-name="P4">6<text:span text:style-name="T1">)db.books.find().sort({TITLE: 1})</text:span></text:p>
      <text:p text:style-name="P4">7<text:span text:style-name="T1">)db.books.aggregate([</text:span></text:p>
      <text:p text:style-name="P4"><text:s text:c="2"/>{ $match: {BY: 'john'}},</text:p>
      <text:p text:style-name="P4"><text:s text:c="2"/>{ $group: {_id: '$BY', averageLikes: { $avg: '$LIKES'}}}</text:p>
      <text:p text:style-name="P4">])</text:p>
      <text:p text:style-name="P3">8)db.books.find({BY: 'john'}).sort({TITLE: 1}).limit(1)</text:p>
      <text:p text:style-name="P3">db.books.find({BY: 'john'}).sort({TITLE: -1}).limit(1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23:15:15.312000000</meta:creation-date>
    <dc:date>2023-11-07T23:15:33.584000000</dc:date>
    <meta:editing-duration>PT18S</meta:editing-duration>
    <meta:editing-cycles>1</meta:editing-cycles>
    <meta:document-statistic meta:table-count="0" meta:image-count="0" meta:object-count="0" meta:page-count="2" meta:paragraph-count="65" meta:word-count="180" meta:character-count="1847" meta:non-whitespace-character-count="1572"/>
    <meta:generator>LibreOffice/7.5.5.2$Windows_X86_64 LibreOffice_project/ca8fe7424262805f223b9a2334bc7181abbcbf5e</meta:generator>
  </office:meta>
</office:document-meta>
</file>